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font-name="Times New Roman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font-name="Times New Roman1"/>
    </style:style>
    <style:style style:name="T6" style:family="text">
      <style:text-properties style:text-line-through-style="none" style:font-name="Times New Roman"/>
    </style:style>
    <style:style style:name="T7" style:family="text">
      <style:text-properties style:text-line-through-style="none" style:font-name="Times New Roman" style:text-underline-style="solid" style:text-underline-width="auto" style:text-underline-color="font-color"/>
    </style:style>
    <style:style style:name="T8" style:family="text">
      <style:text-properties style:text-line-through-style="none" style:font-name="Times New Roman" style:text-underline-style="none"/>
    </style:style>
    <style:style style:name="T9" style:family="text">
      <style:text-properties style:font-name="Times New Roman"/>
    </style:style>
    <style:style style:name="T10" style:family="text">
      <style:text-properties style:font-name="Times New Roman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9_5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9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November 1890</text:p>
      <text:p text:style-name="P2">Month<text:tab/><text:tab/><text:tab/><text:tab/><text:tab/><text:tab/>November</text:p>
      <text:p text:style-name="P2">Year<text:tab/><text:tab/><text:tab/><text:tab/><text:tab/><text:tab/>1890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Orientalism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9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, through page 8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Letterhead]</text:p>
      <text:p text:style-name="P6">S. MORAIS,/</text:p>
      <text:p text:style-name="P6">546 N. Fifth St./</text:p>
      <text:p text:style-name="P7">Philadelphia, Nov. 90/</text:p>
      <text:p text:style-name="P6"/>
      <text:p text:style-name="P6">[Front Cover]</text:p>
      <text:p text:style-name="P8">A bit at the opponents of Orientalism/</text:p>
      <text:p text:style-name="P8"/>
      <text:p text:style-name="P6">[Page 1]</text:p>
      <text:p text:style-name="P6">Brethren. <text:s/>Among Oriental customs cried down with <text:span text:style-name="T2">an</text:span><text:span text:style-name="T4"> astounding/ inconsistency in a spot which strikingly represents Orientalism--/ namely the Synagogue with all its surroundings--there is one/ universally and undeviatingly followed in whatever part of/ the world, the descendants of Abraham--the typically Oriental </text:span><text:span text:style-name="T2">Hebrew</text:span><text:span text:style-name="T4"> Hebrew--/Congregate. <text:s/>Enter a place of their worship in Paris, or/ in Shang-Ha</text:span><text:span text:style-name="T5">ï</text:span><text:span text:style-name="T6">, in Corfu or in Sydney, in Teheran or in/ Copenhagen; make the round of the whole globe, and the/ </text:span><text:span text:style-name="T3">same</text:span><text:span text:style-name="T6"> identical object will meet your vision, a shrine wherein a/ roll of parchment with oriental written characters is deposited./ <text:s/>The </text:span><text:span text:style-name="T3">copy</text:span><text:span text:style-name="T6"> manuscript which you will notice in Rome/ does not vary in the least from another which you will/ hear read in Jerusalem. <text:s/>Precisely alike are they in words/ and in form; the same rule governs each regarding the/ measurement of space to be left and the arranging of/ poetical passages; the letters of a larger size than ordinary,/ and those of a smaller kind are the same in all copies./ <text:s/>How </text:span><text:span text:style-name="T3">ancient</text:span><text:span text:style-name="T6"> far back those regulations </text:span><text:span text:style-name="T3">are</text:span><text:span text:style-name="T6"> can be dated from, I will not venture/ to </text:span><text:span text:style-name="T3">assert</text:span><text:span text:style-name="T6"> say with positiveness. <text:s/>That if they did not/</text:span></text:p>
      <text:p text:style-name="P6"><text:soft-page-break/><text:span text:style-name="T6"/></text:p>
      <text:p text:style-name="P6"><text:span text:style-name="T6">[Page 2]</text:span></text:p>
      <text:p text:style-name="P6"><text:span text:style-name="T6">actually emanate from the Archprophet himself, as/ some will contend, they may have issued from the Great/ Synod [Hebrew], early presided over by Ezra,/ after our ancestors' restoration to Palestine at the expi-/-ration of the Babylonian captivity, </text:span><text:span text:style-name="T3">over</text:span><text:span text:style-name="T6"> upwards of two thousand and/ two hundred years ago, it is reasonable to suppose. <text:s/>For/ that illustrious </text:span><text:span text:style-name="T3">priest</text:span><text:span text:style-name="T6"> President of an illustrious body of Sages is called in our Bible [Hebrew]/ [Hebrew] "A scribe skilled in the Law of Moses" and, beyond/ all doubts, he gave a strong impulse to the school of/ Sepharim that made numerous copies of the Pentateuch/ and taught its contents, or to quote the Rabbis, </text:span><text:span text:style-name="T3">Ezra</text:span><text:span text:style-name="T6"> that noble priest and his associates, gave our crown again its former brightness [Hebrew] </text:span><text:span text:style-name="T3">But</text:span><text:span text:style-name="T6"> But now it is seriously pro-/-posed that the </text:span><text:span text:style-name="T3">Hebrew</text:span><text:span text:style-name="T6"> Oriental scroll so venerable for its high/ antiquity, and venerated because of the joyous and sad/ memories clustering around it, shall occupy no more/ </text:span><text:span text:style-name="T3">the</text:span><text:span text:style-name="T6"> its conspicuous spot in </text:span><text:span text:style-name="T3">the synagogue</text:span><text:span text:style-name="T6"> our minor sanctuaries, </text:span><text:span text:style-name="T3">but</text:span><text:span text:style-name="T6"> that/ eliminating perhaps whatever clashes with modern/ thought, it shall be exchanged for a printed </text:span><text:span text:style-name="T3">book</text:span><text:span text:style-name="T6"> volume/ suiting Western taste. <text:s/>That vandalism is/ advocated on the plea that the five books are not/ better than the rest of the Scriptures, which comes/ from the press continually, and is in use among/ all Israelites in Synagogues as well as in schools./</text:span></text:p>
      <text:p text:style-name="P6"><text:span text:style-name="T6"/></text:p>
      <text:p text:style-name="P6"><text:span text:style-name="T6">[Page 3]</text:span></text:p>
      <text:p text:style-name="P9"><text:span text:style-name="T9">So</text:span><text:span text:style-name="T6"> Thus they reason </text:span><text:span text:style-name="T9">to</text:span><text:span text:style-name="T6"> whom confessedly deem the narratives of Holy Writ of/ </text:span><text:span text:style-name="T9">have</text:span><text:span text:style-name="T6"> no greater value than the histories of Xenophon/ and Herodotus, and who would fain class our prophets/ and moralists with Sophocles and Epictetus. <text:s/></text:span><text:span text:style-name="T9">But</text:span><text:span text:style-name="T6"> Not so/ Jews who believe in Divine inspiration. <text:s/>While regarding/ </text:span><text:span text:style-name="T9">Holy Writ</text:span><text:span text:style-name="T6"> our Bible in its entirety with religious respect, they draw a/ wide line of demarcation between the volumes that tell/ of man's creation and of the birth, the growth, the training of a nation devoted/ by the God of Sinai to His service and eternized as the/ witnesses of His existence, Unity and almightness, between/ the Pentateuch I mean, and subsequent books which/ are made comprehensible only through the teaching/ of him, in whose soul </text:span><text:span text:style-name="T9">were reflected</text:span><text:span text:style-name="T6"> the </text:span><text:span text:style-name="T9">brightest</text:span><text:span text:style-name="T6"> rays/ of the Lord's glory </text:span><text:span text:style-name="T9">[?]</text:span><text:span text:style-name="T6"> refulgently shone. <text:s/>[Hebrew] <text:s/>But is it simply </text:span><text:span text:style-name="T9">a</text:span><text:span text:style-name="T6"> love for </text:span><text:span text:style-name="T9">the antique</text:span><text:span text:style-name="T6"> a moment recalling the remotest times. <text:s/>Or, is it/ superstition; a species of fetish idolatry, as flippantly/ </text:span><text:span text:style-name="T9">stated</text:span><text:span text:style-name="T6"> declared </text:span><text:span text:style-name="T9">asserted, with</text:span><text:span text:style-name="T6"> a senseless adherence to Orientalism, that demands the retention of the </text:span><text:span text:style-name="T7">Sepher</text:span><text:span text:style-name="T8">/ </text:span><text:span text:style-name="T7">Torah</text:span><text:span text:style-name="T8"> </text:span><text:span text:style-name="T10">precisely</text:span><text:span text:style-name="T8"> exactly as traditionally received? <text:s/>No one/ who claims an acquaintance with the subject, should/ so assert. <text:s/>Were it not indeed for the extreme/</text:span></text:p>
      <text:p text:style-name="P9"><text:span text:style-name="T8"/></text:p>
      <text:p text:style-name="P9"><text:span text:style-name="T8">[Page 4]</text:span></text:p>
      <text:p text:style-name="P9"><text:span text:style-name="T8">scrupulousness observed by the Sages in transcribing/ the five books; had they not laid down </text:span><text:span text:style-name="T10">exact</text:span><text:span text:style-name="T8"> fixed rules,/ given particulars as to the number of words, to/ those which begin each volume, to those which are/ in the middle and at the end thereof; had they not/ looked to the preservation of the scroll of the Law/ unalterably in the minutest details, who could/ have insured its genuineness, after thirty two centuries/ of countless vicissitudes to Israel, since the man of God [Hebrew] wrote it for the/ instruction of future generations? <text:s/></text:span><text:span text:style-name="T10">As early as</text:span><text:span text:style-name="T8"> Already in/ the reign of Ptolemy Philadelphus, three hundred years/ before the common era, a number of Rabbis charged by/ that King to translate the Pentateuch in Greek,/ introduced their version some changes not borne/ out by the text, but designedly made--as the story/ </text:span><text:span text:style-name="T10">goes to avoid controversies.</text:span><text:span text:style-name="T8"> tells--for political and other purposes. <text:s/>To those alterations,/ a few of which are </text:span><text:span text:style-name="T10">now</text:span><text:span text:style-name="T8"> yet perceptible in the Greek/ rendition--the Septuagint--, have been added there </text:span><text:span text:style-name="T10">now</text:span><text:span text:style-name="T8"> from time to time, very many,/ </text:span><text:span text:style-name="T10">others from time to time,</text:span><text:span text:style-name="T8"> by ignorant writers, who/ either were unable to understand the original well,/ or who fancied that they could improve upon it./ <text:s/>But even </text:span><text:span text:style-name="T10">previous to long before</text:span><text:span text:style-name="T8"> previous that period, the Samaritans/</text:span></text:p>
      <text:p text:style-name="P9"><text:span text:style-name="T8"/></text:p>
      <text:p text:style-name="P9"><text:span text:style-name="T8">[Page 5]</text:span></text:p>
      <text:p text:style-name="P9"><text:span text:style-name="T8">a </text:span><text:span text:style-name="T10">few</text:span><text:span text:style-name="T8"> small remnant of </text:span><text:span text:style-name="T10">of</text:span><text:span text:style-name="T8"> whose ancient sect still/ lives in Shechem, or Napluse, audaciously </text:span><text:soft-page-break/><text:span text:style-name="T8">transposed/ sentences, and transformed them in the interest of their/ belief, according to which Moses should have ordered/ that a temple be erected on Mount Gerizim, and/ sacrifices be offered only there. <text:s/>Imagine now that/ the roll of parchment on which are traced letters, wi-/-thout any division of words or verses, without vowel points,/ or singing accents, without the least sign to guide </text:span><text:span text:style-name="T10">to</text:span><text:span text:style-name="T8"> the/ reader, </text:span><text:span text:style-name="T10">but</text:span><text:span text:style-name="T8"> save the traditions tenaciously kept in the memory/ of olden preceptors and orally transmitted to their disci-/-ples with the strictest </text:span><text:span text:style-name="T10">jealousy</text:span><text:span text:style-name="T8"> fidelity; imagine, I say, that four/ hundred years ago, when the art of printing was </text:span><text:span text:style-name="T10">disco-</text:span><text:span text:style-name="T8"> invented,/ </text:span><text:span text:style-name="T10">-vered,</text:span><text:span text:style-name="T8"> our </text:span><text:span text:style-name="T7">Sepher Torah</text:span><text:span text:style-name="T8"> </text:span><text:span text:style-name="T10">was</text:span><text:span text:style-name="T8"> had been put away as orientally antiquated/ and finally lost, and a printed copy of the Pentateuch furnished with/ the separation of paragraphs, of periods, and all dia-/-critical points had </text:span><text:span text:style-name="T10">taken its place</text:span><text:span text:style-name="T8"> supplanted it, how easy for the/ Chruch to surreptitiously introduce into the press/ a phrase, a term, a letter, a mark here and there, fa-/-voring its </text:span><text:span text:style-name="T10">belles creed!</text:span><text:span text:style-name="T8"> dogmas! <text:s/>Instead of using events and/ ordinances,--as it </text:span><text:span text:style-name="T10">is wont to do as far-fetched</text:span><text:span text:style-name="T8"> has always </text:span><text:span text:style-name="T10">used</text:span><text:span text:style-name="T8"> absurdly used--in the nature of veiled allu-/-sions to the man-god, and his advent, it would have/</text:span></text:p>
      <text:p text:style-name="P9"><text:span text:style-name="T8"/></text:p>
      <text:p text:style-name="P9"><text:span text:style-name="T8">[Page 6]</text:span></text:p>
      <text:p text:style-name="P9"><text:span text:style-name="T8">foisted in into the </text:span><text:span text:style-name="T10">Pentateuch</text:span><text:span text:style-name="T8"> Mosaic writings, deliberate corruptions, </text:span><text:span text:style-name="T10">in</text:span><text:span text:style-name="T8">/ </text:span><text:span text:style-name="T10">the original,</text:span><text:span text:style-name="T8"> and I need not tell how typographical/ blenders intentionally or unintentionally made, are transferred from copy to copy, until they/ become irremediable errors, engrafted on the people's minds./ <text:s/>That I am not maligning my neighbors of another/ </text:span><text:span text:style-name="T10">persuasion</text:span><text:span text:style-name="T8"> creed, I can prove by merely two illustrations. <text:s/>Thus,/ in one of their books entitled "The epistle of Paul, the/ apostle, to the Hebrews," in Chapter XI. v. 21, an/ event in our Bible is distorted, </text:span><text:span text:style-name="T10">to make it tally with</text:span><text:span text:style-name="T8"> that it may give a colour to/ Christian ideas. <text:s/>It reads </text:span><text:span text:style-name="T10">so</text:span><text:span text:style-name="T8"> as follows: "By faith Jacob,/ when he was dying, blessed both the sons of Joseph, and/ worshipped[sic!], leaning upon the top of his staff"--a state-/-ment equally untrue </text:span><text:span text:style-name="T10">both</text:span><text:span text:style-name="T8"> from an historical</text:span><text:span text:style-name="T10">ly</text:span><text:span text:style-name="T8"> and philological</text:span><text:span text:style-name="T10">ly</text:span><text:span text:style-name="T8"> stand point; for it was/ after Joseph had promised by </text:span><text:span text:style-name="T10">a solemn</text:span><text:span text:style-name="T8"> oath to have his/ father buried in Canaan, that Jacob bowed at the head of/ the bed, whereon he was lying, </text:span><text:span text:style-name="T10">sick</text:span><text:span text:style-name="T8"> but it suited the vulgate,/ or Latin translation sanctioned by Catholicism, to alter facts and substitute </text:span><text:span text:style-name="T7">Mattea</text:span><text:span text:style-name="T8">/ [Hebrew] stick for "Mittah" [Hebrew] bed, availing itself of the/ want of vowels in the text, to intimate that on the/ staff the cross was engraved and to it </text:span><text:span text:style-name="T10">and which</text:span><text:span text:style-name="T8"> our patriarch anticipatedly paid homage. <text:s/>Another instance of/ wilful[sic!] perversion of the original is </text:span><text:span text:style-name="T10">found in Deuteronomy</text:span><text:span text:style-name="T8"> the King James authorized version/ of the 26th verse of chap XXVII/</text:span></text:p>
      <text:p text:style-name="P9"><text:span text:style-name="T8"/></text:p>
      <text:p text:style-name="P9"><text:span text:style-name="T8">[Page 7]</text:span></text:p>
      <text:p text:style-name="P9"><text:span text:style-name="T10">chapter XXVII v 26</text:span><text:span text:style-name="T8"> in Deuteronomy, where by the </text:span><text:span text:style-name="T10">insertion</text:span><text:span text:style-name="T8"> interpolation of the/ word </text:span><text:span text:style-name="T7">all</text:span><text:span text:style-name="T8">, which is not in the Hebrew, the Church/ declared us </text:span><text:span text:style-name="T10">accursed</text:span><text:span text:style-name="T8"> under a curse from God because we cannot fulfil[sic!] </text:span><text:span text:style-name="T10">all</text:span><text:span text:style-name="T8"> every/ </text:span><text:span text:style-name="T10">the</text:span><text:span text:style-name="T8"> word of </text:span><text:span text:style-name="T10">the</text:span><text:span text:style-name="T8"> His Law,--</text:span><text:span text:style-name="T10">and as falsely stated</text:span><text:span text:style-name="T8"> for </text:span><text:span text:style-name="T10">so it is declared</text:span><text:span text:style-name="T8"> accursed we are pronounced by reason of that in the/ "Epistle of Paul, the Apostle to the Galatians" Chap./ III v. 10. <text:s/>(I think that both errors are in the Septuagint) <text:s/>Now, could Romanism or/ Protestantism, have suppressed our Sephar Torah--</text:span><text:span text:style-name="T10">hap-</text:span><text:span text:style-name="T8">Providen-/ </text:span><text:span text:style-name="T10">-pily</text:span><text:span text:style-name="T8"> -tially left intact as the inheritance of the Congregation of/ Jacob--and substituted a printed and punctuated/ copy, or a translation; depend upon it, a flood of/ "pious frauds"--as they are </text:span><text:span text:style-name="T10">termed</text:span><text:span text:style-name="T8"> styled--would have flowed/ in to give </text:span><text:span text:style-name="T10">glory</text:span><text:span text:style-name="T8"> to Jesus glory and to Moses the lie./ <text:s/>Call that not superstition, but loving wisdom, which prevented such a profanation./ <text:s/>Never shall our heirloom be alienated; never shall/ it be defaced, changing its venerable aspect into/ a modernism ill-comforting with its high antiquity./ <text:s/>Let the despisers of Orientalism destroy in their "Temples"/ every trace of the spot in which the Torah is enshrined;/ let them occidentalize the worship as they will, we/ who are not ready to sunder apart the bond/ of union in Israel, we, who owe allegiance to/ the Sages--those restless watchers over the preser-/-vation of the five holy books--will revere their/</text:span></text:p>
      <text:p text:style-name="P9"><text:span text:style-name="T8"/></text:p>
      <text:p text:style-name="P9"><text:span text:style-name="T8">[Page 8]</text:span></text:p>
      <text:p text:style-name="P9"><text:span text:style-name="T8">memory by </text:span><text:span text:style-name="T10">holding</text:span><text:span text:style-name="T8"> maintaining unalterably for over the Sepher/ Ha Torah. <text:s/>Suffer me to quote--</text:span><text:soft-page-break/><text:span text:style-name="T10">however</text:span><text:span text:style-name="T8"> though/ in imperfect</text:span><text:span text:style-name="T10">ly</text:span><text:span text:style-name="T8"> prose--from a </text:span><text:span text:style-name="T10">Hebrew transale</text:span><text:span text:style-name="T8"> metrical translation in Hebrew--a few/ lines of Gabriel Reisser's touching poem on the elevation of/ the sacred scroll at the Synagogue./</text:span></text:p>
      <text:p text:style-name="P9"><text:span text:style-name="T8">"This is the Law, this the word that God has given,/ </text:span><text:span text:style-name="T10">as</text:span><text:span text:style-name="T8"> for His people's heritage. <text:s/></text:span><text:span text:style-name="T10">Keep it, guard it well</text:span><text:span text:style-name="T8"> Hold it dear, keep it </text:span><text:span text:style-name="T10">safely</text:span><text:span text:style-name="T8"> unchanged,/ while a breath stirs up </text:span><text:span text:style-name="T10">your</text:span><text:span text:style-name="T8"> thy soul. <text:s/>Raise it/ </text:span><text:span text:style-name="T10">af</text:span><text:span text:style-name="T8"> aloft, </text:span><text:span text:style-name="T10">O Israel</text:span><text:span text:style-name="T8"> it is thy boast, O Israel!/ show it to all, </text:span><text:span text:style-name="T10">thou mayest, you</text:span><text:span text:style-name="T8"> thou gavest </text:span><text:span text:style-name="T10">a price</text:span><text:span text:style-name="T8"> thy all for it </text:span><text:span text:style-name="T10">a price which</text:span><text:span text:style-name="T8">/ </text:span><text:span text:style-name="T10">exceeds all value</text:span><text:span text:style-name="T8"> Liberty, </text:span><text:span text:style-name="T10">and</text:span><text:span text:style-name="T8"> peace, fortune and fame was the/ price." <text:s/>One word more, my brethren, it will not be to/ lament a sad defection, where devotion to duty ought to rule,/ but rather to </text:span><text:span text:style-name="T10">give</text:span><text:span text:style-name="T8"> offer thanks that faith is met, where it can pro-/-mote its glory. <text:s/>The youth whom his country has commissioned/ with a high trust was cradled in ancestral </text:span><text:span text:style-name="T10">Judaism</text:span><text:span text:style-name="T8"> doctrines. <text:s/>In this/ house of our God he learned to worship; in Philadelphia was he/ reared and taught, therefore we share with him the honor he received./ <text:s/>That he may fully realize the confidence reposed in his early/ matured judgment, I eagerly wish, but that in his career, so/ creditably begun and so hopeful, he may shed lustre on Judaism,/</text:span></text:p>
      <text:p text:style-name="P9"><text:span text:style-name="T8"/></text:p>
      <text:p text:style-name="P9"><text:span text:style-name="T8">[Page 9]</text:span></text:p>
      <text:p text:style-name="P9"><text:span text:style-name="T8">is my ardent prayer. <text:s/>In the native land of Moses and/ in that where Cyrus reigned, may he discover what will/ associate his name with a national celebration destined/ to form an epoch in the annals of America. <text:s/>May he/ live </text:span><text:span text:style-name="T10">and</text:span><text:span text:style-name="T8"> a prosperous life, as a Hebrew without guile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8-22T14:17:06.82</meta:creation-date>
    <meta:document-statistic meta:table-count="0" meta:image-count="0" meta:object-count="0" meta:page-count="5" meta:paragraph-count="85" meta:word-count="2046" meta:character-count="12491"/>
    <dc:date>2012-08-22T15:54:40.27</dc:date>
    <dc:creator>Penn Libraries</dc:creator>
    <meta:editing-duration>PT00H14M41S</meta:editing-duration>
    <meta:editing-cycles>1</meta:editing-cycles>
    <meta:generator>OpenOffice.org/3.2$Win32 OpenOffice.org_project/320m12$Build-9483</meta:generator>
  </office:meta>
</office:document-meta>
</file>